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9d5c" officeooo:paragraph-rsid="00069d5c"/>
    </style:style>
    <style:style style:name="P2" style:family="paragraph" style:parent-style-name="Standard">
      <style:text-properties fo:font-weight="bold" officeooo:rsid="00093d65" officeooo:paragraph-rsid="00093d65" style:font-weight-asian="bold" style:font-weight-complex="bold"/>
    </style:style>
    <style:style style:name="P3" style:family="paragraph" style:parent-style-name="Standard">
      <style:text-properties fo:font-weight="normal" officeooo:rsid="000bee40" officeooo:paragraph-rsid="000bee40" style:font-weight-asian="normal" style:font-weight-complex="normal"/>
    </style:style>
    <style:style style:name="P4" style:family="paragraph" style:parent-style-name="Standard">
      <style:text-properties fo:font-weight="bold" officeooo:rsid="000bee40" officeooo:paragraph-rsid="000bee40" style:font-weight-asian="bold" style:font-weight-complex="bold"/>
    </style:style>
    <style:style style:name="P5" style:family="paragraph" style:parent-style-name="Standard">
      <style:text-properties fo:font-weight="bold" officeooo:rsid="00093d65" officeooo:paragraph-rsid="000d7d27" style:font-weight-asian="bold" style:font-weight-complex="bold"/>
    </style:style>
    <style:style style:name="P6" style:family="paragraph" style:parent-style-name="Standard">
      <style:text-properties fo:font-weight="bold" officeooo:rsid="00093d65" officeooo:paragraph-rsid="000e0cbd" style:font-weight-asian="bold" style:font-weight-complex="bold"/>
    </style:style>
    <style:style style:name="P7" style:family="paragraph" style:parent-style-name="Standard">
      <style:text-properties fo:font-weight="bold" officeooo:rsid="001f4d34" officeooo:paragraph-rsid="001f4d34" style:font-weight-asian="bold" style:font-weight-complex="bold"/>
    </style:style>
    <style:style style:name="P8" style:family="paragraph" style:parent-style-name="Standard">
      <style:text-properties fo:font-weight="normal" officeooo:rsid="00093d65" officeooo:paragraph-rsid="000e0cbd" style:font-weight-asian="normal" style:font-weight-complex="normal"/>
    </style:style>
    <style:style style:name="P9" style:family="paragraph" style:parent-style-name="Standard">
      <style:text-properties fo:font-weight="normal" officeooo:rsid="000e0cbd" officeooo:paragraph-rsid="000e0cbd" style:font-weight-asian="normal" style:font-weight-complex="normal"/>
    </style:style>
    <style:style style:name="P10" style:family="paragraph" style:parent-style-name="Standard">
      <style:text-properties fo:font-weight="normal" officeooo:rsid="000e0cbd" officeooo:paragraph-rsid="000e7a7c" style:font-weight-asian="normal" style:font-weight-complex="normal"/>
    </style:style>
    <style:style style:name="P11" style:family="paragraph" style:parent-style-name="Standard">
      <style:text-properties fo:font-weight="bold" officeooo:rsid="000e0cbd" officeooo:paragraph-rsid="000e7a7c" style:font-weight-asian="bold" style:font-weight-complex="bold"/>
    </style:style>
    <style:style style:name="P12" style:family="paragraph" style:parent-style-name="Standard">
      <style:text-properties fo:font-weight="bold" officeooo:rsid="001275f2" officeooo:paragraph-rsid="001275f2" style:font-weight-asian="bold" style:font-weight-complex="bold"/>
    </style:style>
    <style:style style:name="P13" style:family="paragraph" style:parent-style-name="Standard">
      <style:text-properties officeooo:paragraph-rsid="0017e6f4"/>
    </style:style>
    <style:style style:name="P14" style:family="paragraph" style:parent-style-name="Standard">
      <style:text-properties fo:font-weight="normal" officeooo:rsid="001275f2" officeooo:paragraph-rsid="0017e6f4" style:font-weight-asian="normal" style:font-weight-complex="normal"/>
    </style:style>
    <style:style style:name="P15" style:family="paragraph" style:parent-style-name="Standard">
      <style:text-properties fo:font-weight="normal" officeooo:rsid="001bd8ff" officeooo:paragraph-rsid="001275f2" style:font-weight-asian="normal" style:font-weight-complex="normal"/>
    </style:style>
    <style:style style:name="P16" style:family="paragraph" style:parent-style-name="Standard">
      <style:text-properties fo:font-weight="normal" officeooo:rsid="001f137f" officeooo:paragraph-rsid="001f137f" style:font-weight-asian="normal" style:font-weight-complex="normal"/>
    </style:style>
    <style:style style:name="P17" style:family="paragraph" style:parent-style-name="Standard">
      <style:text-properties fo:font-weight="bold" officeooo:rsid="001f137f" officeooo:paragraph-rsid="001f137f" style:font-weight-asian="bold" style:font-weight-complex="bold"/>
    </style:style>
    <style:style style:name="P18" style:family="paragraph" style:parent-style-name="Standard">
      <style:text-properties fo:font-weight="normal" officeooo:rsid="00275e1f" officeooo:paragraph-rsid="00275e1f" style:font-weight-asian="normal" style:font-weight-complex="normal"/>
    </style:style>
    <style:style style:name="P19" style:family="paragraph" style:parent-style-name="Standard">
      <style:text-properties fo:font-weight="normal" officeooo:rsid="0027b9e1" officeooo:paragraph-rsid="0027b9e1" style:font-weight-asian="normal" style:font-weight-complex="normal"/>
    </style:style>
    <style:style style:name="P20" style:family="paragraph" style:parent-style-name="Standard">
      <style:text-properties fo:font-weight="bold" officeooo:rsid="002c462c" officeooo:paragraph-rsid="0027b9e1" style:font-weight-asian="bold" style:font-weight-complex="bold"/>
    </style:style>
    <style:style style:name="P21" style:family="paragraph" style:parent-style-name="Standard">
      <style:text-properties fo:font-weight="bold" officeooo:rsid="002c462c" officeooo:paragraph-rsid="002c462c" style:font-weight-asian="bold" style:font-weight-complex="bold"/>
    </style:style>
    <style:style style:name="P22" style:family="paragraph" style:parent-style-name="Standard">
      <style:text-properties fo:font-weight="normal" officeooo:rsid="002c462c" officeooo:paragraph-rsid="002c462c" style:font-weight-asian="normal" style:font-weight-complex="normal"/>
    </style:style>
    <style:style style:name="P23" style:family="paragraph" style:parent-style-name="Standard">
      <style:text-properties fo:font-weight="normal" officeooo:rsid="002d0896" officeooo:paragraph-rsid="002fc6cd" style:font-weight-asian="normal" style:font-weight-complex="normal"/>
    </style:style>
    <style:style style:name="P24" style:family="paragraph" style:parent-style-name="Standard">
      <style:text-properties fo:font-weight="normal" officeooo:rsid="003027d5" officeooo:paragraph-rsid="003027d5" style:font-weight-asian="normal" style:font-weight-complex="normal"/>
    </style:style>
    <style:style style:name="P25" style:family="paragraph" style:parent-style-name="Standard">
      <style:paragraph-properties style:writing-mode="lr-tb"/>
      <style:text-properties fo:font-weight="bold" officeooo:rsid="002c462c" officeooo:paragraph-rsid="002c462c" style:font-weight-asian="bold" style:font-weight-complex="bold"/>
    </style:style>
    <style:style style:name="P26" style:family="paragraph" style:parent-style-name="Standard">
      <style:text-properties fo:font-weight="normal" officeooo:rsid="003272ff" officeooo:paragraph-rsid="003272ff" style:font-weight-asian="normal" style:font-weight-complex="normal"/>
    </style:style>
    <style:style style:name="P27" style:family="paragraph" style:parent-style-name="Standard">
      <style:text-properties fo:font-weight="bold" officeooo:rsid="0036eda9" officeooo:paragraph-rsid="0036eda9" style:font-weight-asian="bold" style:font-weight-complex="bold"/>
    </style:style>
    <style:style style:name="P28" style:family="paragraph" style:parent-style-name="Standard">
      <style:text-properties fo:font-weight="bold" officeooo:rsid="002c73ee" officeooo:paragraph-rsid="002c73ee" style:font-weight-asian="bold" style:font-weight-complex="bold"/>
    </style:style>
    <style:style style:name="P29" style:family="paragraph" style:parent-style-name="Standard">
      <style:text-properties fo:font-weight="normal" officeooo:rsid="002c73ee" officeooo:paragraph-rsid="002c73ee" style:font-weight-asian="normal" style:font-weight-complex="normal"/>
    </style:style>
    <style:style style:name="P30" style:family="paragraph" style:parent-style-name="Standard">
      <style:paragraph-properties style:writing-mode="lr-tb"/>
      <style:text-properties fo:font-weight="normal" officeooo:rsid="002c73ee" officeooo:paragraph-rsid="002c73ee" style:font-weight-asian="normal" style:font-weight-complex="normal"/>
    </style:style>
    <style:style style:name="T1" style:family="text">
      <style:text-properties officeooo:rsid="000aa468"/>
    </style:style>
    <style:style style:name="T2" style:family="text">
      <style:text-properties officeooo:rsid="0007655f"/>
    </style:style>
    <style:style style:name="T3" style:family="text">
      <style:text-properties officeooo:rsid="000d7d2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e7a7c"/>
    </style:style>
    <style:style style:name="T6" style:family="text">
      <style:text-properties fo:font-weight="bold" officeooo:rsid="00093d65" style:font-weight-asian="bold" style:font-weight-complex="bold"/>
    </style:style>
    <style:style style:name="T7" style:family="text">
      <style:text-properties officeooo:rsid="00093d65"/>
    </style:style>
    <style:style style:name="T8" style:family="text">
      <style:text-properties officeooo:rsid="000f22f7"/>
    </style:style>
    <style:style style:name="T9" style:family="text">
      <style:text-properties officeooo:rsid="001275f2"/>
    </style:style>
    <style:style style:name="T10" style:family="text">
      <style:text-properties fo:font-weight="normal" officeooo:rsid="0017e6f4" style:font-weight-asian="normal" style:font-weight-complex="normal"/>
    </style:style>
    <style:style style:name="T11" style:family="text">
      <style:text-properties fo:font-weight="normal" officeooo:rsid="0019737b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officeooo:rsid="001d01ea" style:font-weight-asian="normal" style:font-weight-complex="normal"/>
    </style:style>
    <style:style style:name="T14" style:family="text">
      <style:text-properties fo:font-weight="normal" officeooo:rsid="001cc87e" style:font-weight-asian="normal" style:font-weight-complex="normal"/>
    </style:style>
    <style:style style:name="T15" style:family="text">
      <style:text-properties fo:font-weight="normal" officeooo:rsid="001bd8ff" style:font-weight-asian="normal" style:font-weight-complex="normal"/>
    </style:style>
    <style:style style:name="T16" style:family="text">
      <style:text-properties officeooo:rsid="00214d9b"/>
    </style:style>
    <style:style style:name="T17" style:family="text">
      <style:text-properties officeooo:rsid="0024e69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officeooo:rsid="002f05ea" style:font-weight-asian="bold" style:font-weight-complex="bold"/>
    </style:style>
    <style:style style:name="T20" style:family="text">
      <style:text-properties fo:font-weight="bold" officeooo:rsid="002f8ffc" style:font-weight-asian="bold" style:font-weight-complex="bold"/>
    </style:style>
    <style:style style:name="T21" style:family="text">
      <style:text-properties officeooo:rsid="002f05ea"/>
    </style:style>
    <style:style style:name="T22" style:family="text">
      <style:text-properties officeooo:rsid="002fc6cd"/>
    </style:style>
    <style:style style:name="T23" style:family="text">
      <style:text-properties fo:font-weight="bold" officeooo:rsid="002fc6cd" style:font-weight-asian="bold" style:font-weight-complex="bold"/>
    </style:style>
    <style:style style:name="T24" style:family="text">
      <style:text-properties fo:font-weight="bold" officeooo:rsid="002c462c" style:font-weight-asian="bold" style:font-weight-complex="bold"/>
    </style:style>
    <style:style style:name="T25" style:family="text">
      <style:text-properties officeooo:rsid="002c462c"/>
    </style:style>
    <style:style style:name="T26" style:family="text">
      <style:text-properties officeooo:rsid="00336d21"/>
    </style:style>
    <style:style style:name="T27" style:family="text">
      <style:text-properties officeooo:rsid="0031530e"/>
    </style:style>
    <style:style style:name="T28" style:family="text">
      <style:text-properties officeooo:rsid="003272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Στόχος είναι να φτιάξουμε ένα δεύτερο σκριπτ για το φιλτράρισμα των μεταδεδομένων από την ΈΝΑ, μα παρόμοιες ιδιότητες όσο είναι δυνατόν με <text:span text:style-name="T1">το </text:span><text:span text:style-name="T2">ομόλογο του σε javascript.</text:span></text:p>
      <text:p text:style-name="P1"/>
      <text:p text:style-name="P1"/>
      <text:p text:style-name="P2">Βήμα 1: Είσαγωγή βιβλιοθηκών:</text:p>
      <text:p text:style-name="P2"/>
      <text:p text:style-name="P3">Το πρώτο βήμα είναι να εισάγουμε όλες τις απαραίτητες βιβλιοθήκες που θα χρειαστούμε για να τρέχει το script. Εδώ εισάγουμε τη βιβλιοθήκη json που κωδικοποιεί και αποκωδικοποιεί αρχεία json. <text:span text:style-name="T3">Είναι ενσωματομένη στη python και δεν χρειάζεται να την κατεβάσουμε.</text:span></text:p>
      <text:p text:style-name="P3"/>
      <text:p text:style-name="P4">import json</text:p>
      <text:p text:style-name="P4"/>
      <text:p text:style-name="P5">Βήμα <text:span text:style-name="T3">2: Ανάγνωση του αρχείου json:</text:span></text:p>
      <text:p text:style-name="P5"/>
      <text:p text:style-name="P6">with open("results_sample_json.txt", "r", encoding="utf-8") as file:</text:p>
      <text:p text:style-name="P6"/>
      <text:p text:style-name="P7">Λέων στην python οτι κάθε στοιχείο {…} του json αντιστοιχεί σε ένα sample.</text:p>
      <text:p text:style-name="P6">samples = json.load(file)</text:p>
      <text:p text:style-name="P6"/>
      <text:p text:style-name="P8">with:<text:span text:style-name="T4"> Εξασφαλίζει ότι το αρχείο θα κλείσει σωστά μετά την ανάγνωση.</text:span></text:p>
      <text:p text:style-name="P8"/>
      <text:p text:style-name="P8">json.load(file): <text:span text:style-name="T4">Φορτώνει τα δεδομένα JSON από το αρχείο και τα μετατρέπει σε αντικείμενο Python</text:span> (συνήθως λίστα ή λεξικό).</text:p>
      <text:p text:style-name="P9"/>
      <text:p text:style-name="P8">samples: Μια λίστα που περιέχει όλα τα δείγματα από το αρχείο.</text:p>
      <text:p text:style-name="P8"/>
      <text:p text:style-name="P10">Είναι σημαντικό δηλαδή <text:s/>πρώτα να <text:span text:style-name="T5">φορτωθούν τα δεδομένα του json σε αντικείμενο Python έτσι ώστε να οριστεί το file. Τότε το </text:span><text:span text:style-name="T6">json.load(file) </text:span><text:span text:style-name="T7">έ</text:span><text:span text:style-name="T8">χει οριστεί και </text:span><text:span text:style-name="T5">μπορεί να διαβάσει τη μεταβλητή samples.</text:span></text:p>
      <text:p text:style-name="P10"/>
      <text:p text:style-name="P11"><text:span text:style-name="T9">Βήμα 3: </text:span>Μέτρηση του συνολικού αριθμού δειγμάτων:</text:p>
      <text:p text:style-name="P10"/>
      <text:p text:style-name="P10"/>
      <text:p text:style-name="P11">total_samples = len(samples)</text:p>
      <text:p text:style-name="P10"/>
      <text:p text:style-name="P10">len(samples): Επιστρέφει τον αριθμό των στοιχείων στη λίστα samples, δηλαδή τον συνολικό αριθμό δειγμάτων. </text:p>
      <text:p text:style-name="P10"/>
      <text:p text:style-name="P12">Βήμα 4: Το πιο σημαντικό βήμα: Φιλτράρισμα των δειγμάτων χωρίς γεωγραφικές πληροφορίες:</text:p>
      <text:p text:style-name="P12"/>
      <text:p text:style-name="P12">filtered_samples = [</text:p>
      <text:p text:style-name="P12"><text:s text:c="4"/>sample for sample in samples</text:p>
      <text:p text:style-name="P12"><text:s text:c="4"/>if not (</text:p>
      <text:p text:style-name="P12"><text:s text:c="8"/>sample.get("country") == "" and</text:p>
      <text:p text:style-name="P12"><text:s text:c="8"/>sample.get("location_end") == "" and</text:p>
      <text:p text:style-name="P12"><text:s text:c="8"/>sample.get("location") == "" and</text:p>
      <text:p text:style-name="P12"><text:s text:c="8"/>sample.get("location_start") == "" and</text:p>
      <text:p text:style-name="P12"><text:s text:c="8"/>sample.get("isolation_source") == ""</text:p>
      <text:p text:style-name="P12"><text:s text:c="4"/>)</text:p>
      <text:p text:style-name="P12">]</text:p>
      <text:p text:style-name="P12"><text:soft-page-break/></text:p>
      <text:p text:style-name="P13"><text:span text:style-name="T10">Ορίζουμε τα </text:span><text:span text:style-name="T11">φιλτραρισμένα δείγματα ως τη λίστα filtered_samples. Πρόκειται για λίστα του τύπου list comprehension. </text:span>new_list = [expression <text:span text:style-name="T12">for</text:span> item <text:span text:style-name="T12">in </text:span>iterable <text:span text:style-name="T12">if </text:span>condition]</text:p>
      <text:p text:style-name="P14"/>
      <text:p text:style-name="P12">expression → Αυτό που θα προστεθεί στη νέα λίστα. <text:span text:style-name="T13">Αναφερόμαστε στα samples.</text:span></text:p>
      <text:p text:style-name="P12">item → Το κάθε στοιχείο της λίστας που διατρέχουμε. <text:s/><text:span text:style-name="T14">Ελέγχει ένα ένα τα samples.</text:span></text:p>
      <text:p text:style-name="P12">iterable → Η αρχική λίστα από την οποία παίρνουμε τα στοιχεία. <text:span text:style-name="T15">Στο παράδειγμά μας, ορίστηκε στο βήμα 2 αυτη η λίστα ως ένα αντικείμενο της python με όλα τα στοιχεία του json.</text:span></text:p>
      <text:p text:style-name="P12">if condition → Μια συνθήκη που καθορίζει ποια στοιχεία θα συμπεριληφθούν. <text:span text:style-name="T15">H συνθήκη που ελέγχεται.</text:span></text:p>
      <text:p text:style-name="P15"/>
      <text:p text:style-name="P15">Χρησιμοποιούμε sample.get("key"), γιατί αν το πεδίο λείπει, η .get() επιστρέφει None αντί για σφάλμα.</text:p>
      <text:p text:style-name="P15"/>
      <text:p text:style-name="P16">Το <text:span text:style-name="T12">not <text:s/></text:span>αντιστρέφει τη συνθήκη.</text:p>
      <text:p text:style-name="P16"/>
      <text:p text:style-name="P16"/>
      <text:p text:style-name="P16">Αν όλα τα πεδία είναι κενά, τότε το δείγμα θεωρείται άχρηστο και δεν θα συμπερηλιφθεί <text:span text:style-name="T16">στο νέο πίνακα filtered.samples.</text:span></text:p>
      <text:p text:style-name="P16"/>
      <text:p text:style-name="P17">Βήμα <text:span text:style-name="T17">5</text:span>:<text:span text:style-name="T18"> </text:span>Υπολογισμός του αριθμού των αφαιρεθέντων δειγμάτων:</text:p>
      <text:p text:style-name="P16"/>
      <text:p text:style-name="P16">removed_samples = total_samples – len(filtered_samples)</text:p>
      <text:p text:style-name="P16"/>
      <text:p text:style-name="P18">Πολύ self explanitory βήμα. Σημειώνεται οτι ορίσαμε παραπάνω total_samples = len(samples)</text:p>
      <text:p text:style-name="P19">δλδ πρακτικά removed_samples= <text:s/>len(samples) – len(filtered_samples).</text:p>
      <text:p text:style-name="P19"/>
      <text:p text:style-name="P20">Βήμα 6: Εμφάνιση των αποτελεσμάτων:</text:p>
      <text:p text:style-name="P21"/>
      <text:p text:style-name="P22">print(f"Συνολικός αριθμός δειγμάτων: {total_samples}")</text:p>
      <text:p text:style-name="P22">print(f"Αφαιρέθηκαν {removed_samples} δείγματα χωρίς γεωγραφικές πληροφορίες.")</text:p>
      <text:p text:style-name="P22">print(f"Παραμένουν {len(filtered_samples)} δείγματα.")</text:p>
      <text:p text:style-name="P22"/>
      <text:p text:style-name="P22">Πολύ self-explanatory βήμα, στη printf {…} για να εκτυπώσει την τιμή μιας μεταβλητής.</text:p>
      <text:p text:style-name="P22"/>
      <text:p text:style-name="P22">Βήμα 7: Αποθήκευση των φιλτραρισμένων δειγμάτων σε νέο αρχείο JSON:</text:p>
      <text:p text:style-name="P22"/>
      <text:p text:style-name="P22">with open("results_sample_json_filtered.json", "w", encoding="utf-8") as file:</text:p>
      <text:p text:style-name="P22"><text:s text:c="4"/>json.dump(filtered_samples, file, indent=2, ensure_ascii=False)</text:p>
      <text:p text:style-name="P22"/>
      <text:p text:style-name="P23">Ορίζεται το όνομα του νέου αρχείου .json results_sample_json_filtered.json το οποίο και το θέτει σε λειτουργία εγγραφής <text:span text:style-name="T19">«</text:span><text:span text:style-name="T20">w</text:span><text:span text:style-name="T19">»</text:span><text:span text:style-name="T21"> </text:span><text:span text:style-name="T22">ενώ το</text:span><text:span text:style-name="T23"> </text:span><text:span text:style-name="T24">encoding="utf-8</text:span><text:span text:style-name="T25">" </text:span><text:span text:style-name="T22">είναι τυπικό.</text:span></text:p>
      <text:p text:style-name="P22"/>
      <text:p text:style-name="P24">Με το <text:span text:style-name="T12">with</text:span>, το αρχείο κλείνει αυτόματα μετά την ολοκλήρωση της εγγραφής.</text:p>
      <text:p text:style-name="P22"/>
      <text:p text:style-name="P25">json.dump(filtered_samples, file, indent=2, ensure_ascii=False)</text:p>
      <text:p text:style-name="P22"/>
      <text:p text:style-name="P22">filtered_samples → <text:span text:style-name="T26">το νέο json περιέχει τη λίστα filtered samples.</text:span></text:p>
      <text:p text:style-name="P26">file → για να κάνει write το αρχείο</text:p>
      <text:p text:style-name="P22"><text:soft-page-break/>indent=2 → <text:span text:style-name="T27">εισάγει δύο εσοχές στο json(ευκολότερη ανάγνωση).</text:span></text:p>
      <text:p text:style-name="P22">ensure_ascii=False → <text:span text:style-name="T28">τυπικό, για ειδικούς χαρακτήρες.</text:span></text:p>
      <text:p text:style-name="P27">Σοσάκι json.dump() → <text:span text:style-name="T18">μετατρέπει ένα αντικείμενο python σε json αρχείο.</text:span></text:p>
      <text:p text:style-name="P22"/>
      <text:p text:style-name="P28">Συνολικά μαζι με τα σχόλια του chat gpt:</text:p>
      <text:p text:style-name="P29"/>
      <text:p text:style-name="P29">import json</text:p>
      <text:p text:style-name="P29"/>
      <text:p text:style-name="P29"># Βήμα 1: Ανάγνωση του αρχείου JSON</text:p>
      <text:p text:style-name="P29">with open("results_sample_json.txt", "r", encoding="utf-8") as file:</text:p>
      <text:p text:style-name="P29"><text:s text:c="4"/>samples = json.load(file)</text:p>
      <text:p text:style-name="P29"/>
      <text:p text:style-name="P29"># Βήμα 2: Μέτρηση του συνολικού αριθμού δειγμάτων</text:p>
      <text:p text:style-name="P29">total_samples = len(samples)</text:p>
      <text:p text:style-name="P29"/>
      <text:p text:style-name="P29"># Βήμα 3: Φιλτράρισμα των δειγμάτων χωρίς γεωγραφικές πληροφορίες</text:p>
      <text:p text:style-name="P29">filtered_samples = [</text:p>
      <text:p text:style-name="P29"><text:s text:c="4"/>sample for sample in samples</text:p>
      <text:p text:style-name="P29"><text:s text:c="4"/>if not (</text:p>
      <text:p text:style-name="P29"><text:s text:c="8"/>sample.get("country") == "" and</text:p>
      <text:p text:style-name="P29"><text:s text:c="8"/>sample.get("location_end") == "" and</text:p>
      <text:p text:style-name="P29"><text:s text:c="8"/>sample.get("location") == "" and</text:p>
      <text:p text:style-name="P29"><text:s text:c="8"/>sample.get("location_start") == "" and</text:p>
      <text:p text:style-name="P29"><text:s text:c="8"/>sample.get("isolation_source") == ""</text:p>
      <text:p text:style-name="P29"><text:s text:c="4"/>)</text:p>
      <text:p text:style-name="P29">]</text:p>
      <text:p text:style-name="P29"/>
      <text:p text:style-name="P29"># Υπολογισμός αφαιρεθέντων δειγμάτων</text:p>
      <text:p text:style-name="P29">removed_samples = total_samples - len(filtered_samples)</text:p>
      <text:p text:style-name="P29"/>
      <text:p text:style-name="P29"># Βήμα 4: Εμφάνιση των αποτελεσμάτων</text:p>
      <text:p text:style-name="P29">print(f"Συνολικός αριθμός δειγμάτων: {total_samples}")</text:p>
      <text:p text:style-name="P29">print(f"Αφαιρέθηκαν {removed_samples} δείγματα χωρίς γεωγραφικές πληροφορίες.")</text:p>
      <text:p text:style-name="P29">print(f"Παραμένουν {len(filtered_samples)} δείγματα.")</text:p>
      <text:p text:style-name="P29"/>
      <text:p text:style-name="P29"># Βήμα 5: Αποθήκευση των φιλτραρισμένων δειγμάτων σε νέο αρχείο JSON</text:p>
      <text:p text:style-name="P29">with open("results_sample_json_filtered.json", "w", encoding="utf-8") as file:</text:p>
      <text:p text:style-name="P29"><text:s text:c="4"/>json.dump(filtered_samples, file, indent=2, ensure_ascii=False)</text:p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7T15:59:08.932369983</meta:creation-date>
    <dc:date>2025-02-28T10:18:01.297467582</dc:date>
    <meta:editing-duration>PT5H49M7S</meta:editing-duration>
    <meta:editing-cycles>31</meta:editing-cycles>
    <meta:generator>LibreOffice/25.2.0.3$Linux_X86_64 LibreOffice_project/e1cf4a87eb02d755bce1a01209907ea5ddc8f069</meta:generator>
    <meta:document-statistic meta:table-count="0" meta:image-count="0" meta:object-count="0" meta:page-count="3" meta:paragraph-count="81" meta:word-count="660" meta:character-count="5023" meta:non-whitespace-character-count="4321"/>
  </office:meta>
</office:document-meta>
</file>